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0188" officeooo:paragraph-rsid="000b0188"/>
    </style:style>
    <style:style style:name="P2" style:family="paragraph" style:parent-style-name="Standard">
      <style:text-properties officeooo:rsid="000bc5b8" officeooo:paragraph-rsid="000bc5b8"/>
    </style:style>
    <style:style style:name="P3" style:family="paragraph" style:parent-style-name="Standard" style:list-style-name="L1">
      <style:text-properties officeooo:rsid="000ccb95" officeooo:paragraph-rsid="000ccb95"/>
    </style:style>
    <style:style style:name="P4" style:family="paragraph" style:parent-style-name="Standard" style:list-style-name="L1">
      <style:text-properties officeooo:rsid="000dc769" officeooo:paragraph-rsid="000dc769"/>
    </style:style>
    <style:style style:name="P5" style:family="paragraph" style:parent-style-name="Standard" style:list-style-name="L1">
      <style:text-properties officeooo:rsid="000e40be" officeooo:paragraph-rsid="000e40be"/>
    </style:style>
    <style:style style:name="T1" style:family="text">
      <style:text-properties officeooo:rsid="000bc5b8"/>
    </style:style>
    <style:style style:name="T2" style:family="text">
      <style:text-properties officeooo:rsid="000e40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4Stork Description</text:p>
      <text:p text:style-name="P1"/>
      <text:p text:style-name="P1">starting from <text:span text:style-name="T1">g</text:span>4<text:span text:style-name="T1">s</text:span>tork.<text:span text:style-name="T1">cc</text:span></text:p>
      <text:p text:style-name="P1"/>
      <text:list xml:id="list1761331777260178840" text:style-name="L1">
        <text:list-item>
          <text:p text:style-name="P3">g4stork checks that there is an input file</text:p>
        </text:list-item>
        <text:list-item>
          <text:p text:style-name="P3">Then g4stork reads in the input file into a StorkParseInput object</text:p>
          <text:list>
            <text:list-item>
              <text:p text:style-name="P3">The code looks for keywords in the file and uses them to set variables that define the simulation, ie what geometry to use, how many neutrons, etc</text:p>
            </text:list-item>
          </text:list>
        </text:list-item>
        <text:list-item>
          <text:p text:style-name="P3">Then g4stork creates a logfile to store run information for the user, keff, run duration, etc</text:p>
        </text:list-item>
        <text:list-item>
          <text:p text:style-name="P4">Then g4stork creates the random number generator </text:p>
          <text:list>
            <text:list-item>
              <text:p text:style-name="P4">The generator is used for:</text:p>
              <text:list>
                <text:list-item>
                  <text:p text:style-name="P4">Setting the kinetic properties of the neutrons</text:p>
                </text:list-item>
                <text:list-item>
                  <text:p text:style-name="P4">Doppler broadening the cross-sections </text:p>
                </text:list-item>
                <text:list-item>
                  <text:p text:style-name="P4">Determining which interaction is chosen</text:p>
                </text:list-item>
                <text:list-item>
                  <text:p text:style-name="P4">Determining which neutrons are duplicated or filtered out between runs</text:p>
                </text:list-item>
              </text:list>
            </text:list-item>
          </text:list>
        </text:list-item>
        <text:list-item>
          <text:p text:style-name="P4">Then the RunManager is created</text:p>
          <text:list>
            <text:list-item>
              <text:p text:style-name="P4">this class is responsible for taking in all of the user inialized information (such as the geometry and the physics list), running the simulation, recording the results and updating the <text:s/>user inialized information as necessary</text:p>
            </text:list-item>
          </text:list>
        </text:list-item>
        <text:list-item>
          <text:p text:style-name="P4">Then g4stork initializes the user defined: geometry, <text:span text:style-name="T2">physics list, neutron generator, the run action, </text:span>and <text:span text:style-name="T2">the event action and passes them to th</text:span>e run manager</text:p>
        </text:list-item>
        <text:list-item>
          <text:p text:style-name="P4">Then g4stork initializes the user defined <text:span text:style-name="T2">physics</text:span> and sets it in the run manager</text:p>
        </text:list-item>
        <text:list-item>
          <text:p text:style-name="P5">Then g4stork tells the runmanager to constructs the geometry and the physics list</text:p>
        </text:list-item>
        <text:list-item>
          <text:p text:style-name="P5">Then g4stork runs the simulation using the runmanager's BeamOn(#OfEvents) functions</text:p>
        </text:list-item>
        <text:list-item>
          <text:p text:style-name="P5">Then g4stork outputs the results of the simulation</text:p>
        </text:list-item>
        <text:list-item>
          <text:p text:style-name="P5">Then the program e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9-09T13:05:22.460642726</meta:creation-date>
    <dc:date>2014-09-09T15:09:45.493105885</dc:date>
    <dc:creator>Wesley Ford</dc:creator>
    <meta:editing-duration>PT13M5S</meta:editing-duration>
    <meta:editing-cycles>1</meta:editing-cycles>
    <meta:document-statistic meta:table-count="0" meta:image-count="0" meta:object-count="0" meta:page-count="1" meta:paragraph-count="20" meta:word-count="237" meta:character-count="1424" meta:non-whitespace-character-count="1222"/>
    <meta:generator>LibreOffice/4.2.6.2$Linux_X86_64 LibreOffice_project/420$Build-2</meta:generator>
  </office:meta>
</office:document-meta>
</file>